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ff000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color="#000000"/>
    </style:style>
    <style:style style:name="P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Image</text:h>
      <text:p text:style-name="Text_20_body_20_indent">An <text:span text:style-name="Source_20_Text">image</text:span> component is used to display an image at the browser. There are two ways to</text:p>
      <text:p text:style-name="Text_20_body_20_indent">assign an image to an <text:span text:style-name="Source_20_Text">image</text:span> component. First, you could use the <text:span text:style-name="Source_20_Text">src</text:span> property to specify a</text:p>
      <text:p text:style-name="Text_20_body_20_indent">URI where the image is located. This approach is similar to what HTML supports. It is useful</text:p>
      <text:p text:style-name="Text_20_body_20_indent">if you want to display a static image, or any image that can be identified by URL.</text:p>
      <text:p text:style-name="Code_20_Indent_20_2"><text:span text:style-name="Source_20_Text">&lt;image src="/my.png"&gt;</text:span></text:p>
      <text:p text:style-name="Text_20_body_20_indent">Like using any other properties that accept an URI, you could specify "*" for identifying a</text:p>
      <text:p text:style-name="Text_20_body_20_indent">Locale dependent image. For example, if you have different image for different Locales,</text:p>
      <text:p text:style-name="Text_20_body_20_indent">you could use as follows.</text:p>
      <text:p text:style-name="Code_20_Indent_20_2"><text:span text:style-name="Source_20_Text">&lt;image src="/my*.png"&gt;</text:span></text:p>
      <text:p text:style-name="Text_20_body_20_indent">Then, assume one of your users is visiting your page with <text:span text:style-name="Source_20_Text">de_DE</text:span> as the preferred Locale.</text:p>
      <text:p text:style-name="Text_20_body_20_indent">Zk will try to locate the image file called <text:span text:style-name="Source_20_Text">/my_de_DE.png</text:span>. If not found, it will try</text:p>
      <text:p text:style-name="Text_20_body_20_indent"><text:span text:style-name="Source_20_Text">/my_de.png </text:span>and finally <text:span text:style-name="Source_20_Text">/my.png</text:span>.</text:p>
      <text:h text:style-name="P1" text:outline-level="4">Class Name</text:h>
      <text:p text:style-name="P11"><text:span text:style-name="Source_20_Text"><text:span text:style-name="T1">org.zkoss.zul.Image</text:span></text:span></text:p>
      <text:h text:style-name="P2" text:outline-level="4">Supported Child Components</text:h>
      <text:p text:style-name="P4"><text:span text:style-name="T2">*NONE</text:span> </text:p>
      <text:h text:style-name="P2" text:outline-level="4">Supported Events</text:h>
      <text:p text:style-name="Text_20_body_20_indent_20_2"><text:span text:style-name="T2">*NONE</text:span> </text:p>
      <text:h text:style-name="P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7"><text:span text:style-name="Source_20_Text"><text:span text:style-name="T4">content</text:span></text:span></text:p>
          </table:table-cell>
          <table:table-cell table:style-name="Table1.A2" office:value-type="string">
            <text:p text:style-name="P8"><text:span text:style-name="Source_20_Text">org.zkoss.image.Image </text:span><text:s/>an image object (i.e., jpeg, png...).</text:p>
          </table:table-cell>
          <table:table-cell table:style-name="Table1.A2" office:value-type="string">
            <text:p text:style-name="P7"><text:span text:style-name="Source_20_Text">Image </text:span></text:p>
          </table:table-cell>
          <table:table-cell table:style-name="Table1.D2" office:value-type="string">
            <text:p text:style-name="P7"><text:span text:style-name="Source_20_Text"><text:span text:style-name="T3">null</text:span></text:span></text:p>
          </table:table-cell>
        </table:table-row>
      </table:table>
      <text:p text:style-name="P9"/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5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7"><text:span text:style-name="Source_20_Text">false</text:span></text:p>
          </table:table-cell>
        </table:table-row>
      </table:table>
      <text:h text:style-name="Heading_20_4" text:outline-level="4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0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0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2:33</dc:date>
    <meta:print-date>2007-09-03T09:33:50</meta:print-date>
    <dc:language>en-US</dc:language>
    <meta:editing-cycles>98</meta:editing-cycles>
    <meta:editing-duration>PT9H4M3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3" meta:word-count="203" meta:character-count="1272"/>
  </office:meta>
</office:document-meta>
</file>